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ptos Narrow" style:font-name-asian="Aptos Narrow" style:font-name-complex="Aptos Narrow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30"/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background-color="#FFB6C9"/>
    </style:style>
    <style:style style:name="ce10" style:family="table-cell" style:parent-style-name="Default" style:data-style-name="N0">
      <style:table-cell-properties style:vertical-align="automatic" fo:wrap-option="wrap" fo:background-color="#FFB6C9"/>
      <style:text-properties fo:color="#FF0000"/>
    </style:style>
    <style:style style:name="ce11" style:family="table-cell" style:parent-style-name="Default" style:data-style-name="N0">
      <style:table-cell-properties style:vertical-align="automatic" fo:wrap-option="wrap" fo:background-color="#FFB6C9"/>
    </style:style>
    <style:style style:name="ce12" style:family="table-cell" style:parent-style-name="Default" style:data-style-name="N0">
      <style:table-cell-properties style:vertical-align="automatic" fo:background-color="#FFB6C9"/>
    </style:style>
    <style:style style:name="ce13" style:family="table-cell" style:parent-style-name="Default" style:data-style-name="N30">
      <style:table-cell-properties fo:background-color="#FFB6C9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B6C9"/>
      <style:text-properties fo:color="#FF0000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4.33916666666667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9.31333333333333cm"/>
    </style:style>
    <style:style style:name="co12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7"/>
        <table:table-column table:style-name="co10" table:default-cell-style-name="ce7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table:style-name="ce2"/>
          <table:table-cell office:value-type="string" table:style-name="ce3">
            <text:p>memory</text:p>
          </table:table-cell>
          <table:table-cell office:value-type="string" table:number-columns-spanned="2" table:number-rows-spanned="1" table:style-name="ce14">
            <text:p>screen</text:p>
          </table:table-cell>
          <table:covered-table-cell/>
          <table:table-cell office:value-type="string" table:style-name="ce3">
            <text:p>touch</text:p>
          </table:table-cell>
          <table:table-cell office:value-type="string" table:style-name="ce3">
            <text:p>colors</text:p>
          </table:table-cell>
          <table:table-cell office:value-type="string" table:style-name="ce3">
            <text:p>icon</text:p>
          </table:table-cell>
          <table:table-cell office:value-type="string" table:style-name="ce3">
            <text:p>buttons</text:p>
          </table:table-cell>
          <table:table-cell office:value-type="string" table:style-name="ce4">
            <text:p>api</text:p>
          </table:table-cell>
          <table:table-cell table:style-name="ce4"/>
          <table:table-cell table:number-columns-repeated="16374" table:style-name="ce1"/>
        </table:table-row>
        <table:table-row table:style-name="ro2">
          <table:table-cell office:value-type="string" table:style-name="ce1">
            <text:p>approachs50</text:p>
          </table:table-cell>
          <table:table-cell office:value-type="float" office:value="786432" table:style-name="ce1">
            <text:p>786432</text:p>
          </table:table-cell>
          <table:table-cell office:value-type="string" table:style-name="ce1">
            <text:p>round</text:p>
          </table:table-cell>
          <table:table-cell office:value-type="string" table:style-name="ce1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1">
            <text:p>65536</text:p>
          </table:table-cell>
          <table:table-cell office:value-type="string" table:style-name="ce1">
            <text:p>60 x 60</text:p>
          </table:table-cell>
          <table:table-cell office:value-type="string" table:style-name="ce6">
            <text:p>enter, menu, esc</text:p>
          </table:table-cell>
          <table:table-cell office:value-type="float" office:value="5.0999999999999996" table:style-name="ce7">
            <text:p>5,1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approachs7042mm</text:p>
          </table:table-cell>
          <table:table-cell office:value-type="float" office:value="786432" table:style-name="ce1">
            <text:p>786432</text:p>
          </table:table-cell>
          <table:table-cell office:value-type="string" table:style-name="ce1">
            <text:p>round</text:p>
          </table:table-cell>
          <table:table-cell office:value-type="string" table:style-name="ce1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1">
            <text:p>65536</text:p>
          </table:table-cell>
          <table:table-cell office:value-type="string" table:style-name="ce1">
            <text:p>60 x 60</text:p>
          </table:table-cell>
          <table:table-cell office:value-type="string" table:style-name="ce6">
            <text:p>enter, menu, esc</text:p>
          </table:table-cell>
          <table:table-cell office:value-type="float" office:value="5.0999999999999996" table:style-name="ce7">
            <text:p>5,1</text:p>
          </table:table-cell>
          <table:table-cell table:style-name="ce7"/>
          <table:table-cell office:value-type="string" table:style-name="ce1">
            <text:p>https://developer.garmin.com/connect-iq/compatible-devices/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pproachs7047mm</text:p>
          </table:table-cell>
          <table:table-cell office:value-type="float" office:value="786432" table:style-name="ce1">
            <text:p>786432</text:p>
          </table:table-cell>
          <table:table-cell office:value-type="string" table:style-name="ce1">
            <text:p>round</text:p>
          </table:table-cell>
          <table:table-cell office:value-type="string" table:style-name="ce5">
            <text:p>454 x 454</text:p>
          </table:table-cell>
          <table:table-cell office:value-type="string" table:style-name="ce5">
            <text:p>Yes</text:p>
          </table:table-cell>
          <table:table-cell office:value-type="float" office:value="65536" table:style-name="ce1">
            <text:p>65536</text:p>
          </table:table-cell>
          <table:table-cell office:value-type="string" table:style-name="ce5">
            <text:p>70 x 70</text:p>
          </table:table-cell>
          <table:table-cell office:value-type="string" table:style-name="ce6">
            <text:p>enter, menu, esc</text:p>
          </table:table-cell>
          <table:table-cell office:value-type="float" office:value="5.0999999999999996" table:style-name="ce7">
            <text:p>5,1</text:p>
          </table:table-cell>
          <table:table-cell table:style-name="ce7"/>
          <table:table-cell office:value-type="string" table:style-name="ce1">
            <text:p>https://developer.garmin.com/connect-iq/device-reference/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2airx10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16 x 416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70 x 70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5.0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d2mach1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16 x 416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d2mach2</text:p>
          </table:table-cell>
          <table:table-cell table:number-columns-repeated="6" table:style-name="ce5"/>
          <table:table-cell table:style-name="ce8"/>
          <table:table-cell office:value-type="string" table:style-name="ce7">
            <text:p>5.2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descentg2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1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descentmk343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1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descentmk351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54 x 454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1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enduro3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80 x 28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epix2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16 x 416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epix2pro42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epix2pro47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16 x 416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epix2pro51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54 x 454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fenix7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60 x 26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style-name="ce7"/>
          <table:table-cell table:number-columns-repeated="16374" table:style-name="ce1"/>
        </table:table-row>
        <table:table-row table:style-name="ro2">
          <table:table-cell office:value-type="string" table:style-name="ce1">
            <text:p>fenix7pro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60 x 26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7pronowifi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60 x 26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7s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40 x 24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7spro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40 x 24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7x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80 x 28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7xpro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80 x 28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7xpronowifi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80 x 28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843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16 x 416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847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54 x 454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5 x 65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8pro47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54 x 454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5 x 65</text:p>
          </table:table-cell>
          <table:table-cell office:value-type="string" table:style-name="ce8">
            <text:p>enter, up, menu, down, esc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8solar47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60 x 26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8solar51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80 x 28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enixe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16 x 416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r165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54 x 54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r165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54 x 54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r265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16 x 416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r265s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60 x 36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r955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60 x 26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fr965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54 x 454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5 x 65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instinct3amoled45mm</text:p>
          </table:table-cell>
          <table:table-cell office:value-type="float" office:value="786432" table:style-name="ce9">
            <text:p>786432</text:p>
          </table:table-cell>
          <table:table-cell office:value-type="string" table:style-name="ce9">
            <text:p>round</text:p>
          </table:table-cell>
          <table:table-cell office:value-type="string" table:style-name="ce9">
            <text:p>390 x 390</text:p>
          </table:table-cell>
          <table:table-cell office:value-type="string" table:style-name="ce15">
            <text:p>No</text:p>
          </table:table-cell>
          <table:table-cell office:value-type="float" office:value="65536" table:style-name="ce9">
            <text:p>65536</text:p>
          </table:table-cell>
          <table:table-cell office:value-type="string" table:style-name="ce9">
            <text:p>60 x 60</text:p>
          </table:table-cell>
          <table:table-cell office:value-type="string" table:style-name="ce9">
            <text:p>down, enter, esc, menu, up</text:p>
          </table:table-cell>
          <table:table-cell office:value-type="string" table:style-name="ce9">
            <text:p>5.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instinct3amoled50mm</text:p>
          </table:table-cell>
          <table:table-cell office:value-type="float" office:value="786432" table:style-name="ce9">
            <text:p>786432</text:p>
          </table:table-cell>
          <table:table-cell office:value-type="string" table:style-name="ce9">
            <text:p>round</text:p>
          </table:table-cell>
          <table:table-cell office:value-type="string" table:style-name="ce9">
            <text:p>416 x 416</text:p>
          </table:table-cell>
          <table:table-cell office:value-type="string" table:style-name="ce15">
            <text:p>No</text:p>
          </table:table-cell>
          <table:table-cell office:value-type="float" office:value="65536" table:style-name="ce9">
            <text:p>65536</text:p>
          </table:table-cell>
          <table:table-cell office:value-type="string" table:style-name="ce9">
            <text:p>60 x 60</text:p>
          </table:table-cell>
          <table:table-cell office:value-type="string" table:style-name="ce9">
            <text:p>down, enter, esc, menu, up</text:p>
          </table:table-cell>
          <table:table-cell office:value-type="string" table:style-name="ce9">
            <text:p>5.1</text:p>
          </table:table-cell>
          <table:table-cell table:number-columns-repeated="16375"/>
        </table:table-row>
        <table:table-row table:style-name="ro3">
          <table:table-cell office:value-type="string" table:style-name="ce9">
            <text:p>instinctcrossoveramoled</text:p>
          </table:table-cell>
          <table:table-cell office:value-type="float" office:value="786432" table:style-name="ce9">
            <text:p>786432</text:p>
          </table:table-cell>
          <table:table-cell office:value-type="string" table:style-name="ce9">
            <text:p>round</text:p>
          </table:table-cell>
          <table:table-cell office:value-type="string" table:style-name="ce9">
            <text:p>390 x 390</text:p>
          </table:table-cell>
          <table:table-cell office:value-type="string" table:style-name="ce15">
            <text:p>No</text:p>
          </table:table-cell>
          <table:table-cell office:value-type="float" office:value="65536" table:style-name="ce9">
            <text:p>65536</text:p>
          </table:table-cell>
          <table:table-cell office:value-type="string" table:style-name="ce9">
            <text:p>38 x 38</text:p>
          </table:table-cell>
          <table:table-cell office:value-type="string" table:style-name="ce9">
            <text:p>enter, up, menu, down, esc</text:p>
          </table:table-cell>
          <table:table-cell office:value-type="string" table:style-name="ce9">
            <text:p>5.1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egacyherocaptainmarvel</text:p>
          </table:table-cell>
          <table:table-cell office:value-type="float" office:value="1048576" table:style-name="ce5">
            <text:p>1048576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18 x 218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30 x 30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3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egacyherofirstavenger</text:p>
          </table:table-cell>
          <table:table-cell office:value-type="float" office:value="1048576" table:style-name="ce5">
            <text:p>1048576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60 x 26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35 x 35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3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egacysagadarthvader</text:p>
          </table:table-cell>
          <table:table-cell office:value-type="float" office:value="1048576" table:style-name="ce5">
            <text:p>1048576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60 x 26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35 x 35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3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legacysagarey</text:p>
          </table:table-cell>
          <table:table-cell office:value-type="float" office:value="1048576" table:style-name="ce5">
            <text:p>1048576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18 x 218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30 x 30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3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arq2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marq2aviator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down, enter, esc, menu, up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</text:p>
          </table:table-cell>
          <table:table-cell office:value-type="float" office:value="1048576" table:style-name="ce5">
            <text:p>1048576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0 x 60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3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2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16 x 416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70 x 70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5.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2plus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16 x 416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70 x 70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5.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2s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60 x 36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1 x 61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5.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3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54 x 454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70 x 70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3s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70 x 70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441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54 x 54</text:p>
          </table:table-cell>
          <table:table-cell office:value-type="string" table:style-name="ce8">
            <text:p>enter, esc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445m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454 x 454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5 x 65</text:p>
          </table:table-cell>
          <table:table-cell office:value-type="string" table:style-name="ce8">
            <text:p>enter, esc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venusq</text:p>
          </table:table-cell>
          <table:table-cell office:value-type="float" office:value="131072" table:style-name="ce10">
            <text:p>131072</text:p>
          </table:table-cell>
          <table:table-cell office:value-type="string" table:style-name="ce11">
            <text:p>rectangle</text:p>
          </table:table-cell>
          <table:table-cell office:value-type="string" table:style-name="ce11">
            <text:p>240 x 240</text:p>
          </table:table-cell>
          <table:table-cell office:value-type="string" table:style-name="ce11">
            <text:p>Yes</text:p>
          </table:table-cell>
          <table:table-cell office:value-type="float" office:value="65536" table:style-name="ce11">
            <text:p>65536</text:p>
          </table:table-cell>
          <table:table-cell office:value-type="string" table:style-name="ce11">
            <text:p>36 x 36</text:p>
          </table:table-cell>
          <table:table-cell office:value-type="string" table:style-name="ce12">
            <text:p>enter, esc, menu</text:p>
          </table:table-cell>
          <table:table-cell office:value-type="string" table:style-name="ce13">
            <text:p>3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sq2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ectangle</text:p>
          </table:table-cell>
          <table:table-cell office:value-type="string" table:style-name="ce5">
            <text:p>320 x 36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5.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sq2m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ectangle</text:p>
          </table:table-cell>
          <table:table-cell office:value-type="string" table:style-name="ce5">
            <text:p>320 x 36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40 x 40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5.0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sqm</text:p>
          </table:table-cell>
          <table:table-cell office:value-type="float" office:value="1048576" table:style-name="ce5">
            <text:p>1048576</text:p>
          </table:table-cell>
          <table:table-cell office:value-type="string" table:style-name="ce5">
            <text:p>rectangle</text:p>
          </table:table-cell>
          <table:table-cell office:value-type="string" table:style-name="ce5">
            <text:p>240 x 24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36 x 36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3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enux1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ectangle</text:p>
          </table:table-cell>
          <table:table-cell office:value-type="string" table:style-name="ce5">
            <text:p>448 x 486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65 x 65</text:p>
          </table:table-cell>
          <table:table-cell office:value-type="string" table:style-name="ce8">
            <text:p>enter, esc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ivoactive4</text:p>
          </table:table-cell>
          <table:table-cell office:value-type="float" office:value="1048576" table:style-name="ce5">
            <text:p>1048576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60 x 260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35 x 35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3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ivoactive4s</text:p>
          </table:table-cell>
          <table:table-cell office:value-type="float" office:value="1048576" table:style-name="ce5">
            <text:p>1048576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218 x 218</text:p>
          </table:table-cell>
          <table:table-cell office:value-type="string" table:style-name="ce5">
            <text:p>Yes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30 x 30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3.3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ivoactive5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56 x 56</text:p>
          </table:table-cell>
          <table:table-cell office:value-type="string" table:style-name="ce8">
            <text:p>enter, esc, menu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ivoactive6</text:p>
          </table:table-cell>
          <table:table-cell office:value-type="float" office:value="786432" table:style-name="ce5">
            <text:p>786432</text:p>
          </table:table-cell>
          <table:table-cell office:value-type="string" table:style-name="ce5">
            <text:p>round</text:p>
          </table:table-cell>
          <table:table-cell office:value-type="string" table:style-name="ce5">
            <text:p>390 x 390</text:p>
          </table:table-cell>
          <table:table-cell office:value-type="string" table:style-name="ce5">
            <text:p>Yes</text:p>
          </table:table-cell>
          <table:table-cell office:value-type="float" office:value="65536" table:style-name="ce5">
            <text:p>65536</text:p>
          </table:table-cell>
          <table:table-cell office:value-type="string" table:style-name="ce5">
            <text:p>54 x 54</text:p>
          </table:table-cell>
          <table:table-cell office:value-type="string" table:style-name="ce8">
            <text:p>enter, esc</text:p>
          </table:table-cell>
          <table:table-cell office:value-type="string" table:style-name="ce7">
            <text:p>5.2</text:p>
          </table:table-cell>
          <table:table-cell table:number-columns-repeated="16375"/>
        </table:table-row>
        <table:table-row table:number-rows-repeated="104851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Bart Vullings</dc:creator>
    <meta:creation-date>2025-07-30T11:05:48Z</meta:creation-date>
    <dc:date>2026-01-20T21:37:03Z</dc:date>
    <meta:editing-cycles>6</meta:editing-cycles>
    <meta:editing-duration>PT1224S</meta:editing-duration>
  </office:meta>
</office:document-meta>
</file>